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ed59f"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fo:font-style="normal" officeooo:rsid="01fcfca8" style:font-style-asian="normal" style:font-style-complex="normal"/>
    </style:style>
    <style:style style:name="T87" style:family="text">
      <style:text-properties fo:font-style="normal" officeooo:rsid="01fed59f" style:font-style-asian="normal" style:font-style-complex="normal"/>
    </style:style>
    <style:style style:name="T88" style:family="text">
      <style:text-properties fo:font-style="normal" officeooo:rsid="02002733" style:font-style-asian="normal" style:font-style-complex="normal"/>
    </style:style>
    <style:style style:name="T89" style:family="text">
      <style:text-properties officeooo:rsid="000a14f6"/>
    </style:style>
    <style:style style:name="T90" style:family="text">
      <style:text-properties officeooo:rsid="005714b7"/>
    </style:style>
    <style:style style:name="T91" style:family="text">
      <style:text-properties officeooo:rsid="005f04dc"/>
    </style:style>
    <style:style style:name="T92" style:family="text">
      <style:text-properties officeooo:rsid="00880dbe"/>
    </style:style>
    <style:style style:name="T93" style:family="text">
      <style:text-properties officeooo:rsid="007c6d62"/>
    </style:style>
    <style:style style:name="T94" style:family="text">
      <style:text-properties officeooo:rsid="00823925"/>
    </style:style>
    <style:style style:name="T95" style:family="text">
      <style:text-properties officeooo:rsid="00836784"/>
    </style:style>
    <style:style style:name="T96" style:family="text">
      <style:text-properties officeooo:rsid="00374dde"/>
    </style:style>
    <style:style style:name="T97" style:family="text">
      <style:text-properties style:font-name="EB Garamond 12 All SC" fo:font-style="normal" style:font-style-asian="normal" style:font-style-complex="normal"/>
    </style:style>
    <style:style style:name="T98" style:family="text">
      <style:text-properties style:font-name="EB Garamond 12 All SC" fo:font-style="normal" officeooo:rsid="00a5b076" style:font-style-asian="normal" style:font-style-complex="normal"/>
    </style:style>
    <style:style style:name="T99" style:family="text">
      <style:text-properties style:font-name="EB Garamond 12 All SC" fo:font-style="normal" officeooo:rsid="01120c92" style:font-style-asian="normal" style:font-style-complex="normal"/>
    </style:style>
    <style:style style:name="T100" style:family="text">
      <style:text-properties style:font-name="EB Garamond 12 All SC" fo:font-style="normal" officeooo:rsid="011a7ae9" style:font-style-asian="normal" style:font-style-complex="normal"/>
    </style:style>
    <style:style style:name="T101" style:family="text">
      <style:text-properties officeooo:rsid="013faaaf"/>
    </style:style>
    <style:style style:name="T102" style:family="text">
      <style:text-properties officeooo:rsid="01bf45d3"/>
    </style:style>
    <style:style style:name="T103" style:family="text">
      <style:text-properties officeooo:rsid="01c3b179"/>
    </style:style>
    <style:style style:name="T104" style:family="text">
      <style:text-properties officeooo:rsid="01cac2f5"/>
    </style:style>
    <style:style style:name="T105"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101">7</text:span></text:p>
      <text:p text:style-name="P31"/>
      <text:p text:style-name="P31"/>
      <text:p text:style-name="P26">© 201<text:span text:style-name="T101">7</text:span> by Wolfgang Skala. This edition is licensed under the Creative Commons Attribution<text:span text:style-name="T92">-NonCommercial-ShareAlike</text:span> 4.0 International License. To view a copy of this license, visit http://creativecommons.org/licenses/by<text:span text:style-name="T93">-nc-sa</text:span>/4.0/. </text:p>
      <text:p text:style-name="P25"/>
      <text:p text:style-name="P27">Music engraving by LilyPond 2.18.0 (http://www.lilypond.org).<text:span text:style-name="T90"><text:line-break/>Front matter</text:span> typeset with EB Garamond (http://www.georgduffner.at/ebgaramond).</text:p>
      <text:p text:style-name="P31"/>
      <text:p text:style-name="P24">First <text:span text:style-name="T105">version</text:span>, <text:span text:style-name="T102">March</text:span> 201<text:span text:style-name="T101">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9">The digital version of the manuscript<text:span text:style-name="T94"> is</text:span> available at<text:line-break/><text:tab/>http://digital.slub-dresden.de/id<text:span text:style-name="T103">360701914</text:span> (Mus.2358-D-<text:span text:style-name="T103">31</text:span>)<text:span text:style-name="T94">.</text:span></text:p>
      <text:p text:style-name="P2"/>
      <text:p text:style-name="P4">In general, this edition closely follows the autograph. Any changes <text:span text:style-name="T89">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7">Abbreviations: A., alto; B., bass; BOrg., basses and organ; <text:span text:style-name="T104">Chal., chalumeau; Fl., flute; </text:span>Ms., manuscript; Ob.,<text:span text:style-name="T104"> </text:span>oboe;<text:span text:style-name="T96"> r, rest;</text:span> S., soprano; T.<text:span text:style-name="T95">,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98">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1"><text:span text:style-name="T98">c</text:span><text:span text:style-name="T97"> r e d o</text:span></text:p>
      <text:p text:style-name="P7"/>
      <text:p text:style-name="P18"><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6"><text:line-break/>60ff<text:tab/>Ob.II<text:tab/>last quarter in bar 60 to</text:span><text:span text:style-name="T87"> </text:span><text:span text:style-name="T86">first quarter in bar 62 in Ms.:<text:line-break/><text:tab/><text:tab/>unison with Ob.I, here unison with V.II</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span><text:span text:style-name="T87"><text:line-break/>115</text:span><text:span text:style-name="T86">ff<text:tab/>Ob.II<text:tab/>last quarter in bar </text:span><text:span text:style-name="T87">115</text:span><text:span text:style-name="T86"> to</text:span><text:span text:style-name="T87"> </text:span><text:span text:style-name="T86">first quarter in bar </text:span><text:span text:style-name="T87">117</text:span><text:span text:style-name="T86"> in Ms.:<text:line-break/><text:tab/><text:tab/>unison with Ob.I, here unison with V.II</text:span><text:span text:style-name="T77"><text:line-break/>116<text:tab/>A.<text:tab/>7th eighth in Ms.: g′8</text:span><text:span text:style-name="T85"><text:line-break/>126<text:tab/>Ob.I/II<text:tab/>first quarter in Ms. unison with V.I</text:span><text:span text:style-name="T88"><text:line-break/><text:line-break/>127<text:tab/>A.<text:tab/>last half note in Ms.: f′2</text:span><text:span text:style-name="T85"><text:line-break/></text:span><text:span text:style-name="T30"><text:line-break/></text:span><text:span text:style-name="T18"><text:line-break/></text:span><text:span text:style-name="T99">s a n c t u s</text:span></text:p>
      <text:p text:style-name="P8"/>
      <text:p text:style-name="P14"><text:span text:style-name="T2">Bar<text:tab/>Staff<text:tab/>Note</text:span><text:span text:style-name="T4"><text:line-break/></text:span><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100">a g n u s <text:s text:c="2"/>d e i</text:span></text:p>
      <text:p text:style-name="P9"/>
      <text:p text:style-name="P15"><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p>
      <text:p text:style-name="P12"/>
      <text:p text:style-name="P12"/>
      <text:p text:style-name="P30"><text:line-break/></text:p>
      <text:p text:style-name="P11"/>
      <text:p text:style-name="P11"><text:soft-page-break/></text:p>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1">Salzburg, </text:span><text:span text:style-name="T35">March</text:span><text:span text:style-name="T11"> 201</text:span><text:span text:style-name="T20">7</text:span><text:line-break/>Wolfgang Skala</text:p>
      <text:p text:style-name="P36"/>
      <text:p text:style-name="P33">C O N T E N T S</text:p>
      <text:p text:style-name="P29"/>
      <text:p text:style-name="P28"/>
      <text:p text:style-name="P28"/>
      <text:p text:style-name="P23">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91">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91">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91">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1T22:17:33.798277400</dc:date>
    <dc:creator>Wolfgang Skala</dc:creator>
    <meta:editing-duration>P5DT13H36M36S</meta:editing-duration>
    <meta:editing-cycles>460</meta:editing-cycles>
    <meta:generator>LibreOffice/4.2.8.2$Linux_X86_64 LibreOffice_project/420m0$Build-2</meta:generator>
    <meta:document-statistic meta:table-count="0" meta:image-count="1" meta:object-count="0" meta:page-count="5" meta:paragraph-count="21" meta:word-count="802" meta:character-count="4368" meta:non-whitespace-character-count="3532"/>
  </office:meta>
</office:document-meta>
</file>